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ot.ge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.setDeclarations( Declarations declar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.setLayoutMasterSet( LayoutMasterSet layoutMaste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.getPageSequenc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.addDestination( Destination destin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oot.validateChildNode( Locator loc , String nsURI , String localNam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7">
            <text:p text:style-name="Table_20_Contents">7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Root.getSucceedingPageSequence( PageSequence cur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oot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.getBookmark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.getLayoutMaste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.setBuilderContext( FOTreeBuild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.getTotalPagesGener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.Root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ot.getEndingPageNumberOfPrevious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.notifyPageSequenceFinished( int lastPageNumber , int additionalPag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oot.setBookmarkTree( BookmarkTree bookmarkT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.getFOEv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.getDecla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.endOfN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oot.validateChildNode( Locator loc , FONode chi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ot.getDestination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.setFOEventHandler( FOEventHandler foEv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.getBuilder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